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Standard">
      <style:paragraph-properties fo:text-align="justify" style:justify-single-word="false"/>
      <style:text-properties officeooo:rsid="00cb5232" officeooo:paragraph-rsid="00cb5232"/>
    </style:style>
    <style:style style:name="P117" style:family="paragraph" style:parent-style-name="Standard">
      <style:paragraph-properties fo:text-align="justify" style:justify-single-word="false"/>
      <style:text-properties officeooo:rsid="00d3ab5e" officeooo:paragraph-rsid="00d3ab5e"/>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fo:color="#008000" officeooo:rsid="00d9b62a" officeooo:paragraph-rsid="00d9b62a"/>
    </style:style>
    <style:style style:name="P152" style:family="paragraph" style:parent-style-name="Code_20_block">
      <style:text-properties fo:color="#008000" officeooo:paragraph-rsid="00d9b62a"/>
    </style:style>
    <style:style style:name="P153" style:family="paragraph" style:parent-style-name="Code_20_block">
      <style:text-properties officeooo:paragraph-rsid="000e6d84"/>
    </style:style>
    <style:style style:name="P154" style:family="paragraph" style:parent-style-name="Code_20_block">
      <style:text-properties officeooo:rsid="001f2c90" officeooo:paragraph-rsid="000e6d84"/>
    </style:style>
    <style:style style:name="P155" style:family="paragraph" style:parent-style-name="Code_20_block">
      <style:text-properties officeooo:rsid="001f2c90" officeooo:paragraph-rsid="0049b3a9"/>
    </style:style>
    <style:style style:name="P156" style:family="paragraph" style:parent-style-name="Code_20_block">
      <style:text-properties officeooo:paragraph-rsid="00133266"/>
    </style:style>
    <style:style style:name="P157" style:family="paragraph" style:parent-style-name="Code_20_block">
      <style:text-properties officeooo:paragraph-rsid="0016b811"/>
    </style:style>
    <style:style style:name="P158" style:family="paragraph" style:parent-style-name="Code_20_block">
      <style:text-properties fo:font-style="italic" officeooo:rsid="001aa2e2" style:font-style-asian="italic" style:font-style-complex="italic"/>
    </style:style>
    <style:style style:name="P159" style:family="paragraph" style:parent-style-name="Code_20_block">
      <style:text-properties fo:font-style="italic" officeooo:rsid="001aa2e2" officeooo:paragraph-rsid="001c9f78" style:font-style-asian="italic" style:font-style-complex="italic"/>
    </style:style>
    <style:style style:name="P160" style:family="paragraph" style:parent-style-name="Code_20_block">
      <style:text-properties officeooo:paragraph-rsid="002b6677"/>
    </style:style>
    <style:style style:name="P161" style:family="paragraph" style:parent-style-name="Code_20_block">
      <style:text-properties officeooo:paragraph-rsid="002c740a"/>
    </style:style>
    <style:style style:name="P162" style:family="paragraph" style:parent-style-name="Code_20_block">
      <style:text-properties officeooo:paragraph-rsid="00431380"/>
    </style:style>
    <style:style style:name="P163" style:family="paragraph" style:parent-style-name="Code_20_block">
      <style:text-properties officeooo:paragraph-rsid="0049b3a9"/>
    </style:style>
    <style:style style:name="P164" style:family="paragraph" style:parent-style-name="Code_20_block">
      <style:text-properties officeooo:rsid="004c51ec"/>
    </style:style>
    <style:style style:name="P165" style:family="paragraph" style:parent-style-name="Code_20_block">
      <style:text-properties officeooo:rsid="004dbe0e"/>
    </style:style>
    <style:style style:name="P166" style:family="paragraph" style:parent-style-name="Code_20_block">
      <style:text-properties officeooo:rsid="002dc269"/>
    </style:style>
    <style:style style:name="P167" style:family="paragraph" style:parent-style-name="Code_20_block">
      <style:text-properties officeooo:rsid="005580dc"/>
    </style:style>
    <style:style style:name="P168" style:family="paragraph" style:parent-style-name="Code_20_block">
      <style:text-properties officeooo:rsid="005580dc" officeooo:paragraph-rsid="00574d30"/>
    </style:style>
    <style:style style:name="P169" style:family="paragraph" style:parent-style-name="Code_20_block">
      <style:text-properties officeooo:rsid="00667456"/>
    </style:style>
    <style:style style:name="P170" style:family="paragraph" style:parent-style-name="Code_20_block">
      <style:text-properties officeooo:rsid="00667456" officeooo:paragraph-rsid="0066faee"/>
    </style:style>
    <style:style style:name="P171" style:family="paragraph" style:parent-style-name="Code_20_block">
      <style:text-properties officeooo:rsid="006cf6d9"/>
    </style:style>
    <style:style style:name="P172" style:family="paragraph" style:parent-style-name="Code_20_block">
      <style:text-properties officeooo:rsid="0075698a"/>
    </style:style>
    <style:style style:name="P173" style:family="paragraph" style:parent-style-name="Code_20_block">
      <style:text-properties officeooo:rsid="0048e7dd" officeooo:paragraph-rsid="007980cc"/>
    </style:style>
    <style:style style:name="P174" style:family="paragraph" style:parent-style-name="Code_20_block">
      <style:text-properties officeooo:rsid="0048e7dd" officeooo:paragraph-rsid="00a41b3d"/>
    </style:style>
    <style:style style:name="P175" style:family="paragraph" style:parent-style-name="Code_20_block">
      <style:text-properties officeooo:paragraph-rsid="007cbe12"/>
    </style:style>
    <style:style style:name="P176" style:family="paragraph" style:parent-style-name="Code_20_block">
      <style:text-properties officeooo:rsid="007aee4d"/>
    </style:style>
    <style:style style:name="P177" style:family="paragraph" style:parent-style-name="Code_20_block">
      <style:text-properties officeooo:paragraph-rsid="0080c187"/>
    </style:style>
    <style:style style:name="P178" style:family="paragraph" style:parent-style-name="Code_20_block">
      <style:text-properties officeooo:rsid="0080c187"/>
    </style:style>
    <style:style style:name="P179" style:family="paragraph" style:parent-style-name="Code_20_block">
      <style:text-properties officeooo:paragraph-rsid="0085c355"/>
    </style:style>
    <style:style style:name="P180" style:family="paragraph" style:parent-style-name="Code_20_block">
      <style:text-properties officeooo:paragraph-rsid="008798eb"/>
    </style:style>
    <style:style style:name="P181" style:family="paragraph" style:parent-style-name="Code_20_block">
      <style:text-properties officeooo:paragraph-rsid="008b6379"/>
    </style:style>
    <style:style style:name="P182" style:family="paragraph" style:parent-style-name="Code_20_block">
      <style:text-properties officeooo:paragraph-rsid="008b66a3"/>
    </style:style>
    <style:style style:name="P183" style:family="paragraph" style:parent-style-name="Code_20_block">
      <style:text-properties officeooo:rsid="008b9423"/>
    </style:style>
    <style:style style:name="P184" style:family="paragraph" style:parent-style-name="Code_20_block">
      <style:text-properties officeooo:rsid="008b9423" officeooo:paragraph-rsid="008b9423"/>
    </style:style>
    <style:style style:name="P185" style:family="paragraph" style:parent-style-name="Code_20_block">
      <style:text-properties fo:font-weight="bold" officeooo:rsid="008b9423" style:font-weight-asian="bold" style:font-weight-complex="bold"/>
    </style:style>
    <style:style style:name="P186" style:family="paragraph" style:parent-style-name="Code_20_block">
      <style:text-properties officeooo:rsid="004f5e8a"/>
    </style:style>
    <style:style style:name="P187" style:family="paragraph" style:parent-style-name="Code_20_block">
      <style:text-properties officeooo:rsid="006e1e8c"/>
    </style:style>
    <style:style style:name="P188" style:family="paragraph" style:parent-style-name="Code_20_block">
      <style:text-properties officeooo:rsid="007f6c2e" officeooo:paragraph-rsid="007f6c2e"/>
    </style:style>
    <style:style style:name="P189" style:family="paragraph" style:parent-style-name="Code_20_block">
      <style:text-properties officeooo:paragraph-rsid="009310ee"/>
    </style:style>
    <style:style style:name="P190" style:family="paragraph" style:parent-style-name="Code_20_block">
      <style:text-properties officeooo:paragraph-rsid="009c3e74"/>
    </style:style>
    <style:style style:name="P191" style:family="paragraph" style:parent-style-name="Code_20_block">
      <style:text-properties officeooo:rsid="001cd173" officeooo:paragraph-rsid="009f179b"/>
    </style:style>
    <style:style style:name="P192" style:family="paragraph" style:parent-style-name="Code_20_block">
      <style:text-properties officeooo:paragraph-rsid="00a15c7d"/>
    </style:style>
    <style:style style:name="P193" style:family="paragraph" style:parent-style-name="Code_20_block">
      <style:text-properties officeooo:rsid="00a41b3d" officeooo:paragraph-rsid="00a41b3d"/>
    </style:style>
    <style:style style:name="P194" style:family="paragraph" style:parent-style-name="Code_20_block">
      <style:text-properties officeooo:paragraph-rsid="00aa7475"/>
    </style:style>
    <style:style style:name="P195" style:family="paragraph" style:parent-style-name="Code_20_block">
      <style:text-properties officeooo:paragraph-rsid="00ad3bea"/>
    </style:style>
    <style:style style:name="P196" style:family="paragraph" style:parent-style-name="Code_20_block">
      <style:text-properties officeooo:paragraph-rsid="00af98da"/>
    </style:style>
    <style:style style:name="P197" style:family="paragraph" style:parent-style-name="Code_20_block">
      <style:text-properties officeooo:paragraph-rsid="00b2264e"/>
    </style:style>
    <style:style style:name="P198" style:family="paragraph" style:parent-style-name="Code_20_block">
      <style:text-properties officeooo:paragraph-rsid="00b4d494"/>
    </style:style>
    <style:style style:name="P199" style:family="paragraph" style:parent-style-name="Code_20_block">
      <style:text-properties officeooo:paragraph-rsid="00b9ec99"/>
    </style:style>
    <style:style style:name="P200" style:family="paragraph" style:parent-style-name="Code_20_block">
      <style:text-properties officeooo:rsid="00b9ec99" officeooo:paragraph-rsid="00b9ec99"/>
    </style:style>
    <style:style style:name="P201" style:family="paragraph" style:parent-style-name="Code_20_block">
      <style:text-properties officeooo:paragraph-rsid="00bf7d22"/>
    </style:style>
    <style:style style:name="P202" style:family="paragraph" style:parent-style-name="Code_20_block">
      <style:text-properties officeooo:paragraph-rsid="00c22760"/>
    </style:style>
    <style:style style:name="P203" style:family="paragraph" style:parent-style-name="Code_20_block">
      <style:text-properties officeooo:paragraph-rsid="00c2bf3a"/>
    </style:style>
    <style:style style:name="P204" style:family="paragraph" style:parent-style-name="Code_20_block">
      <style:text-properties officeooo:rsid="00c2bf3a" officeooo:paragraph-rsid="00c2bf3a"/>
    </style:style>
    <style:style style:name="P205" style:family="paragraph" style:parent-style-name="Code_20_block">
      <style:text-properties officeooo:paragraph-rsid="00c84d34"/>
    </style:style>
    <style:style style:name="P206" style:family="paragraph" style:parent-style-name="Code_20_block">
      <style:text-properties officeooo:paragraph-rsid="00d54a94"/>
    </style:style>
    <style:style style:name="P207" style:family="paragraph" style:parent-style-name="Code_20_block">
      <style:text-properties officeooo:paragraph-rsid="00d9b62a"/>
    </style:style>
    <style:style style:name="P208" style:family="paragraph" style:parent-style-name="Text_20_body">
      <style:paragraph-properties fo:text-align="justify" style:justify-single-word="false"/>
    </style:style>
    <style:style style:name="P209"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0" style:family="paragraph" style:parent-style-name="Standard">
      <style:paragraph-properties fo:text-align="justify" style:justify-single-word="false" fo:break-before="page"/>
    </style:style>
    <style:style style:name="P21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2" style:family="paragraph" style:parent-style-name="Standard">
      <style:paragraph-properties fo:text-align="justify" style:justify-single-word="false" fo:break-before="page"/>
      <style:text-properties officeooo:rsid="00b54105" officeooo:paragraph-rsid="00b54105"/>
    </style:style>
    <style:style style:name="P213"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14"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15" style:family="paragraph" style:parent-style-name="Standard" style:list-style-name="List_20_1"/>
    <style:style style:name="P216" style:family="paragraph" style:parent-style-name="Standard" style:list-style-name="List_20_1">
      <style:text-properties officeooo:paragraph-rsid="000af6c4"/>
    </style:style>
    <style:style style:name="P217" style:family="paragraph" style:parent-style-name="Standard" style:list-style-name="List_20_2">
      <style:paragraph-properties fo:text-align="justify" style:justify-single-word="false"/>
    </style:style>
    <style:style style:name="P218" style:family="paragraph" style:parent-style-name="Standard" style:list-style-name="List_20_2">
      <style:paragraph-properties fo:text-align="justify" style:justify-single-word="false"/>
      <style:text-properties officeooo:paragraph-rsid="00184030"/>
    </style:style>
    <style:style style:name="P219" style:family="paragraph" style:parent-style-name="Standard" style:list-style-name="List_20_1">
      <style:paragraph-properties fo:text-align="justify" style:justify-single-word="false"/>
    </style:style>
    <style:style style:name="P220" style:family="paragraph" style:parent-style-name="Standard" style:list-style-name="Numbering_20_1"/>
    <style:style style:name="P221" style:family="paragraph" style:parent-style-name="Standard" style:list-style-name="List_20_2">
      <style:paragraph-properties fo:text-align="justify" style:justify-single-word="false"/>
      <style:text-properties officeooo:rsid="00511286" officeooo:paragraph-rsid="006cf6d9"/>
    </style:style>
    <style:style style:name="P222" style:family="paragraph" style:parent-style-name="Standard" style:list-style-name="List_20_1">
      <style:paragraph-properties fo:text-align="justify" style:justify-single-word="false"/>
      <style:text-properties officeooo:rsid="00511286" officeooo:paragraph-rsid="006cf6d9"/>
    </style:style>
    <style:style style:name="P223" style:family="paragraph" style:parent-style-name="Standard" style:list-style-name="List_20_1">
      <style:paragraph-properties fo:text-align="start" style:justify-single-word="false"/>
      <style:text-properties officeooo:rsid="00511286" officeooo:paragraph-rsid="006cf6d9"/>
    </style:style>
    <style:style style:name="P224" style:family="paragraph" style:parent-style-name="Standard" style:list-style-name="List_20_1">
      <style:text-properties officeooo:rsid="000af6c4" officeooo:paragraph-rsid="000af6c4"/>
    </style:style>
    <style:style style:name="P225" style:family="paragraph" style:parent-style-name="Standard" style:list-style-name="List_20_1">
      <style:paragraph-properties fo:text-align="start" style:justify-single-word="false"/>
    </style:style>
    <style:style style:name="P226" style:family="paragraph" style:parent-style-name="Standard" style:list-style-name="List_20_1">
      <style:paragraph-properties fo:text-align="justify" style:justify-single-word="false"/>
      <style:text-properties officeooo:rsid="00ba1c55" officeooo:paragraph-rsid="00ba1c55"/>
    </style:style>
    <style:style style:name="P227" style:family="paragraph" style:parent-style-name="Standard" style:list-style-name="List_20_1">
      <style:paragraph-properties fo:text-align="justify" style:justify-single-word="false"/>
      <style:text-properties officeooo:rsid="005bf21c" officeooo:paragraph-rsid="005bf21c"/>
    </style:style>
    <style:style style:name="P228" style:family="paragraph" style:parent-style-name="Standard">
      <style:paragraph-properties fo:text-align="justify" style:justify-single-word="false" fo:padding="0.101cm" fo:border-left="none" fo:border-right="none" fo:border-top="0.06pt solid #000000" fo:border-bottom="0.06pt solid #000000" style:shadow="none"/>
      <style:text-properties officeooo:rsid="00de149a" officeooo:paragraph-rsid="00de149a"/>
    </style:style>
    <style:style style:name="P229" style:family="paragraph" style:parent-style-name="Heading_20_1" style:master-page-name="Standard">
      <style:paragraph-properties style:page-number="auto"/>
    </style:style>
    <style:style style:name="P230" style:family="paragraph" style:parent-style-name="Heading_20_2">
      <style:paragraph-properties fo:break-before="page"/>
    </style:style>
    <style:style style:name="P231" style:family="paragraph" style:parent-style-name="Heading_20_2">
      <style:paragraph-properties fo:break-before="page"/>
      <style:text-properties officeooo:rsid="0018ceac"/>
    </style:style>
    <style:style style:name="P232" style:family="paragraph" style:parent-style-name="Heading_20_2">
      <style:paragraph-properties fo:break-before="page"/>
      <style:text-properties officeooo:rsid="0080c187"/>
    </style:style>
    <style:style style:name="P233" style:family="paragraph" style:parent-style-name="Heading_20_2">
      <style:paragraph-properties fo:break-before="page"/>
      <style:text-properties officeooo:rsid="005bf21c"/>
    </style:style>
    <style:style style:name="P234" style:family="paragraph" style:parent-style-name="Heading_20_2">
      <style:paragraph-properties fo:break-before="page"/>
      <style:text-properties officeooo:paragraph-rsid="00aa7475"/>
    </style:style>
    <style:style style:name="P235" style:family="paragraph" style:parent-style-name="Heading_20_3">
      <style:text-properties officeooo:rsid="004b6718"/>
    </style:style>
    <style:style style:name="P236" style:family="paragraph" style:parent-style-name="Heading_20_3">
      <style:text-properties officeooo:rsid="00556bfd"/>
    </style:style>
    <style:style style:name="P237" style:family="paragraph" style:parent-style-name="Heading_20_3">
      <style:text-properties officeooo:paragraph-rsid="009310ee"/>
    </style:style>
    <style:style style:name="P238" style:family="paragraph" style:parent-style-name="Heading_20_3">
      <style:text-properties officeooo:rsid="000c7dca"/>
    </style:style>
    <style:style style:name="P239" style:family="paragraph" style:parent-style-name="Heading_20_3">
      <style:text-properties officeooo:rsid="002dc269"/>
    </style:style>
    <style:style style:name="P240" style:family="paragraph" style:parent-style-name="Heading_20_3">
      <style:text-properties officeooo:rsid="0048e7dd" officeooo:paragraph-rsid="007980cc"/>
    </style:style>
    <style:style style:name="P241" style:family="paragraph" style:parent-style-name="Heading_20_3">
      <style:text-properties officeooo:rsid="009612f1" officeooo:paragraph-rsid="009612f1"/>
    </style:style>
    <style:style style:name="P242" style:family="paragraph" style:parent-style-name="Heading_20_3">
      <style:text-properties officeooo:paragraph-rsid="0080c187"/>
    </style:style>
    <style:style style:name="P243" style:family="paragraph" style:parent-style-name="Heading_20_3">
      <style:text-properties officeooo:paragraph-rsid="00a15c7d"/>
    </style:style>
    <style:style style:name="P244" style:family="paragraph" style:parent-style-name="Heading_20_3">
      <style:text-properties officeooo:rsid="0080c187"/>
    </style:style>
    <style:style style:name="P245" style:family="paragraph" style:parent-style-name="Heading_20_3">
      <style:text-properties officeooo:rsid="005bf21c"/>
    </style:style>
    <style:style style:name="P246" style:family="paragraph" style:parent-style-name="Heading_20_3">
      <style:text-properties officeooo:rsid="005ce557"/>
    </style:style>
    <style:style style:name="P247" style:family="paragraph" style:parent-style-name="Heading_20_3">
      <style:text-properties officeooo:rsid="005db1b7"/>
    </style:style>
    <style:style style:name="P248" style:family="paragraph" style:parent-style-name="Heading_20_3">
      <style:paragraph-properties fo:break-before="page"/>
    </style:style>
    <style:style style:name="P249" style:family="paragraph" style:parent-style-name="Heading_20_3">
      <style:paragraph-properties fo:break-before="page"/>
      <style:text-properties officeooo:rsid="006cf6d9"/>
    </style:style>
    <style:style style:name="P250" style:family="paragraph" style:parent-style-name="Heading_20_3">
      <style:paragraph-properties fo:break-before="page"/>
      <style:text-properties officeooo:rsid="00556bfd" officeooo:paragraph-rsid="00574d30"/>
    </style:style>
    <style:style style:name="P251" style:family="paragraph" style:parent-style-name="Heading_20_3">
      <style:paragraph-properties fo:break-before="page"/>
      <style:text-properties officeooo:paragraph-rsid="00e3b21b"/>
    </style:style>
    <style:style style:name="P252" style:family="paragraph" style:parent-style-name="Heading_20_4">
      <style:text-properties officeooo:paragraph-rsid="008b66a3"/>
    </style:style>
    <style:style style:name="P253"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T120" style:family="text">
      <style:text-properties officeooo:rsid="00d3ab5e"/>
    </style:style>
    <style:style style:name="T121" style:family="text">
      <style:text-properties officeooo:rsid="00d6123a"/>
    </style:style>
    <style:style style:name="T122" style:family="text">
      <style:text-properties officeooo:rsid="00d799ec"/>
    </style:style>
    <style:style style:name="T123" style:family="text">
      <style:text-properties officeooo:rsid="00daf1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08552600220996198" text:style-name="Outline">
        <text:list-item>
          <text:h text:style-name="P22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122126701563738309" text:style-name="List_20_1">
        <text:list-item>
          <text:p text:style-name="P215">network communication</text:p>
        </text:list-item>
        <text:list-item>
          <text:p text:style-name="P215">management and monitoring</text:p>
        </text:list-item>
        <text:list-item>
          <text:p text:style-name="P215">performance / load-balancing</text:p>
        </text:list-item>
        <text:list-item>
          <text:p text:style-name="P21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00326170427510" text:continue-list="list800855260022099619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7099234273860381028" text:style-name="List_20_2">
        <text:list-item>
          <text:p text:style-name="P218"><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5.2/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5405459174630688993" text:style-name="Numbering_20_1">
        <text:list-item>
          <text:p text:style-name="P220">if <text:span text:style-name="Code_20_char">jppf.plugin.config</text:span> is specified</text:p>
          <text:p text:style-name="P220">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20">else if <text:span text:style-name="Code_20_char">jppf.config</text:span> is specified</text:p>
          <text:list>
            <text:list-item>
              <text:p text:style-name="P220">look for the file in the file system</text:p>
            </text:list-item>
            <text:list-item>
              <text:p text:style-name="P220">if not found in the file system, look in the classpath</text:p>
            </text:list-item>
            <text:list-item>
              <text:p text:style-name="P220">if not found in the classpath use default configuration values<text:line-break/></text:p>
            </text:list-item>
          </text:list>
        </text:list-item>
        <text:list-item>
          <text:p text:style-name="P220">if <text:span text:style-name="Code_20_char">jppf.config</text:span> is not specified</text:p>
          <text:list>
            <text:list-item>
              <text:p text:style-name="P220">use default file "<text:span text:style-name="Code_20_char">jppf.properties</text:span>"</text:p>
            </text:list-item>
            <text:list-item>
              <text:p text:style-name="P220">look for "jppf.properties" in the file system</text:p>
            </text:list-item>
            <text:list-item>
              <text:p text:style-name="P220">if not found in the file system, look for it in the classpath</text:p>
            </text:list-item>
            <text:list-item>
              <text:p text:style-name="P220">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00326979639955" text:continue-list="list100326170427510" text:style-name="Outline">
        <text:list-item>
          <text:list>
            <text:list-item>
              <text:h text:style-name="P231" text:outline-level="2">Includes, <text:span text:style-name="T59">substitutions and scripted values</text:span> in the configuration</text:h>
              <text:list>
                <text:list-item>
                  <text:h text:style-name="P235"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5.2/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9"># a config file in the file system</text:p>
      <text:p text:style-name="P158">#!include file /home/me/jppf/jppf.properties</text:p>
      <text:p text:style-name="P119"/>
      <text:p text:style-name="P119"># a config file in the classpath</text:p>
      <text:p text:style-name="P159">#!include file META-INF/jppf.properties</text:p>
      <text:p text:style-name="P159"/>
      <text:p text:style-name="P120"># a config file obtained from a url</text:p>
      <text:p text:style-name="P159">#!include url http://www.myhost.com/jppf/jppf.properties</text:p>
      <text:p text:style-name="P120"/>
      <text:p text:style-name="P120"># a config file obtained from a configuration plugin</text:p>
      <text:p text:style-name="P159">#!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00327775197646" text:continue-numbering="true" text:style-name="Outline">
        <text:list-item>
          <text:list>
            <text:list-item>
              <text:list>
                <text:list-item>
                  <text:h text:style-name="P235"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4">prop.1 = value1</text:p>
      <text:p text:style-name="P164">prop.2 = ${prop.1}</text:p>
      <text:p text:style-name="P164">prop.3 = value3 ${prop.2}</text:p>
      <text:p text:style-name="P164">prop.4 = value4 ${prop.2} + ${prop.3}</text:p>
      <text:p text:style-name="P50"/>
      <text:p text:style-name="P50">will be resolved into:</text:p>
      <text:p text:style-name="P50"/>
      <text:p text:style-name="P164">prop.1 = value1</text:p>
      <text:p text:style-name="P164">prop.2 = value1</text:p>
      <text:p text:style-name="P164">prop.3 = value3 value1</text:p>
      <text:p text:style-name="P164">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11">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5">prop.1 = ${prop.2}</text:p>
      <text:p text:style-name="P52"/>
      <text:p text:style-name="P52">the value of “prop.1” will remain “${prop.2}”, since the property “prop.2” is not defined.</text:p>
      <text:p text:style-name="P52"/>
      <text:p text:style-name="P52">In this configuration:</text:p>
      <text:p text:style-name="P52"/>
      <text:p text:style-name="P165">prop.1 = ${prop.2}</text:p>
      <text:p text:style-name="P165">prop.2 = ${prop.3} ${prop.1}</text:p>
      <text:p text:style-name="P165">prop.3 = value3</text:p>
      <text:p text:style-name="P52"/>
      <text:p text:style-name="P52">“prop.1” and “prop.2” introduce an unresolvable cycle, and only the reference to “prop.3” can be fully resolved. According to this, the final values will be:</text:p>
      <text:p text:style-name="P52"/>
      <text:p text:style-name="P165">prop.1 = ${prop.2}</text:p>
      <text:p text:style-name="P165">prop.2 = value3 ${prop.1}</text:p>
      <text:p text:style-name="P165">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6">prop.1 = ${env.JAVA_HOME}/bin/java</text:p>
      <text:p text:style-name="P54"/>
      <text:p text:style-name="P55">will be resolved into:</text:p>
      <text:p text:style-name="P55"/>
      <text:p text:style-name="P186">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100326480104894" text:continue-numbering="true" text:style-name="Outline">
        <text:list-item>
          <text:list>
            <text:list-item>
              <text:list>
                <text:list-item>
                  <text:h text:style-name="P249"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100327569481640" text:continue-list="list7099234273860381028" text:style-name="List_20_2">
        <text:list-item>
          <text:p text:style-name="P221"><text:span text:style-name="T8">language</text:span><text:span text:style-name="T66"> is the script language to use, such as provided by the javax.script APIs. It defaults to "javascript"</text:span></text:p>
        </text:list-item>
        <text:list-item>
          <text:p text:style-name="P221"><text:span text:style-name="T8">source_type</text:span><text:span text:style-name="T66"> determines how to find the script, with possible values "inline", "file" or "url". It defaults to "inline"</text:span></text:p>
        </text:list-item>
        <text:list-item>
          <text:p text:style-name="P221"><text:span text:style-name="T8">script_source</text:span><text:span text:style-name="T66"> is either the script expression, or its location, depending on the value of source_type:</text:span></text:p>
        </text:list-item>
      </text:list>
      <text:list xml:id="list100326760658882" text:continue-list="list5122126701563738309" text:style-name="List_20_1">
        <text:list-item>
          <text:p text:style-name="P223"><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22"><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23"><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71">$script{ 2 + 3 }$</text:p>
      <text:p text:style-name="P171">$script:{ 2 + 3 }$</text:p>
      <text:p text:style-name="P171">$script::{ 2 + 3 }$</text:p>
      <text:p text:style-name="P171">$script::inline{ 2 + 3 }$</text:p>
      <text:p text:style-name="P171">$script:javascript{ 2 + 3 }$</text:p>
      <text:p text:style-name="P171">$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9"># using javascript expression to set the default language to groovy</text:p>
      <text:p text:style-name="P171">jppf.script.default.language = $script{ 'groo' + 'vy' }<text:span text:style-name="T69">$</text:span></text:p>
      <text:p text:style-name="P129"># inline expression using default language 'groovy'</text:p>
      <text:p text:style-name="P171">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72">prop.1 = hello world</text:p>
      <text:p text:style-name="P172">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72">prop.1 = hello world</text:p>
      <text:p text:style-name="P172">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7">prop.1 = hello $script:javascript{'my ' + 'world'}$ number $script:groovy{return 2 + 3}$</text:p>
      <text:p text:style-name="P71"/>
      <text:p text:style-name="P71">will evaluate to <text:s/>'hello <text:span text:style-name="T68">my</text:span> world number 5'.</text:p>
      <text:list xml:id="list100327426808748" text:continue-list="list100326480104894" text:style-name="Outline">
        <text:list-item>
          <text:list>
            <text:list-item>
              <text:h text:style-name="P230"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00327800814137" text:continue-numbering="true" text:style-name="Outline">
        <text:list-item>
          <text:list>
            <text:list-item>
              <text:h text:style-name="P230"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20">Note<text:span text:style-name="T37">s:</text:span></text:p>
      <text:list xml:id="list100327865983625" text:continue-list="list100326760658882" text:style-name="List_20_1">
        <text:list-item>
          <text:p text:style-name="P216">not defining this property is equivalent to assigning it its default value.</text:p>
        </text:list-item>
        <text:list-item>
          <text:p text:style-name="P224">dynamic port allocation: when the port number is set to 0, JPPF will dynamically allocate a valid port number. Note that this feature is mostly useful when server discovery is enabled.</text:p>
        </text:list-item>
      </text:list>
      <text:list xml:id="list100328242178409" text:continue-list="list100327800814137"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0032728246924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00327661147122" text:continue-list="list100327865983625" text:style-name="List_20_1">
        <text:list-item>
          <text:p text:style-name="P215">A and B are not connected at all</text:p>
        </text:list-item>
        <text:list-item>
          <text:p text:style-name="P215">A is connected to B (i.e. A acts as a node attached to B)</text:p>
        </text:list-item>
        <text:list-item>
          <text:p text:style-name="P215">B is connected to A (i.e. B acts as a node attached to A)</text:p>
        </text:list-item>
        <text:list-item>
          <text:p text:style-name="P215">A and B are connected to each other</text:p>
        </text:list-item>
      </text:list>
      <text:list xml:id="list100326930451542" text:continue-list="list10032728246924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o force a server to send jobs to their peers even when they don't have any node, for instance if you wish to set a server <text:soft-page-break/>as a router to other servers, you can set the following property in its configuration:</text:p>
      <text:p text:style-name="P103"/>
      <text:p text:style-name="P118"># ingore the fact that peer servers may not have any node; default to false</text:p>
      <text:p text:style-name="Code_20_block">jppf.peer.allow.orphans = true</text:p>
      <text:list xml:id="list100326918913195"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8">#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2">jppf_discovery</text:span> server_1</text:p>
      <text:p text:style-name="P118"># connection to server_1</text:p>
      <text:p text:style-name="Code_20_block"><text:span text:style-name="T35">jppf.peer.server_1.server.host = host_1</text:span><text:span text:style-name="T26"><text:line-break/></text:span><text:span text:style-name="T35">jppf.peer.server_1.server.port = 11111</text:span></text:p>
      <text:list xml:id="list100327320153655"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
      <text:p text:style-name="P210">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100327740008081" text:continue-list="list100327661147122" text:style-name="List_20_1">
        <text:list-item>
          <text:p text:style-name="P219"><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9">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00326921203826" text:continue-list="list100327320153655"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5.2/index.php?title=Extending_and_Customizing_JPPF" text:style-name="Internet_20_link" text:visited-style-name="Visited_20_Internet_20_Link"><text:span text:style-name="T12">Extending </text:span></text:a><text:a xlink:type="simple" xlink:href="http://www.jppf.org/doc/5.2/index.php?title=Extending_and_Customizing_JPPF" text:style-name="Internet_20_link" text:visited-style-name="Visited_20_Internet_20_Link"><text:span text:style-name="T18">and Customizing </text:span></text:a><text:a xlink:type="simple" xlink:href="http://www.jppf.org/doc/5.2/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100327670134401" text:continue-list="list100327740008081" text:style-name="List_20_1">
        <text:list-item>
          <text:p text:style-name="P219">“manual” : each bundle has a fixed number of tasks, meaning that each will receive at most this number of tasks</text:p>
        </text:list-item>
        <text:list-item>
          <text:p text:style-name="P219">“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9">“proportional” : an adaptive deterministic algorithm based on the contribution of each node to the overall mean task execution time</text:p>
        </text:list-item>
        <text:list-item>
          <text:p text:style-name="P219">“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9">“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6">For a detailed explanation of the load-balancing, its APIs and the predefined algorithms, please refer to the <text:a xlink:type="simple" xlink:href="http://www.jppf.org/doc/5.2/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7">jppf.load.balancing.<text:span text:style-name="T42">profile</text:span>.&lt;profile_name&gt;.&lt;parameter_1&gt; = &lt;value_1&gt;</text:p>
      <text:p text:style-name="Code_20_block">...</text:p>
      <text:p text:style-name="P157">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1">profile</text:span> = autotuned_profile</text:p>
      <text:p text:style-name="P118"># "autotuned" profile</text:p>
      <text:p text:style-name="P156">jppf.load.balancing.<text:span text:style-name="T41">profile</text:span>.autotuned_profile.size = 5</text:p>
      <text:p text:style-name="P156">jppf.load.balancing.<text:span text:style-name="T41">profile</text:span>.autotuned_profile.minSamplesToAnalyse = 100</text:p>
      <text:p text:style-name="P156">jppf.load.balancing.<text:span text:style-name="T41">profile</text:span>.autotuned_profile.minSamplesToCheckConvergence = 50</text:p>
      <text:p text:style-name="P156">jppf.load.balancing.<text:span text:style-name="T41">profile</text:span>.autotuned_profile.maxDeviation = 0.2</text:p>
      <text:p text:style-name="P156">jppf.load.balancing.<text:span text:style-name="T41">profile</text:span>.autotuned_profile.maxGuessToStable = 50</text:p>
      <text:p text:style-name="P156">jppf.load.balancing.<text:span text:style-name="T41">profile</text:span>.autotuned_profile.sizeRatioDeviation = 1.5</text:p>
      <text:p text:style-name="P156">jppf.load.balancing.<text:span text:style-name="T41">profile</text:span>.autotuned_profile.decreaseRatio = 0.2</text:p>
      <text:p text:style-name="P19"/>
      <text:p text:style-name="P19">“proportional” algorithm</text:p>
      <text:p text:style-name="P24"/>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1">profile</text:span> = proportional_profile</text:p>
      <text:p text:style-name="P118"># "proportional" profile</text:p>
      <text:p text:style-name="P156">jppf.load.balancing.<text:span text:style-name="T41">profile</text:span>.proportional_profile.initialSize = 5</text:p>
      <text:p text:style-name="P156">jppf.load.balancing.<text:span text:style-name="T41">profile</text:span>.proportional_profile.performanceCacheSize = 1000</text:p>
      <text:p text:style-name="P156">jppf.load.balancing.<text:span text:style-name="T41">profile</text:span>.proportional_profile.proportionalityFactor = 1</text:p>
      <text:p text:style-name="P19"/>
      <text:p text:style-name="P19">“rl” algorithm</text:p>
      <text:p text:style-name="P24"/>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1">profile</text:span> = rl_profile</text:p>
      <text:p text:style-name="P118"># "rl" profile</text:p>
      <text:p text:style-name="P156">jppf.load.balancing.<text:span text:style-name="T41">profile</text:span>.rl_profile.performanceCacheSize = 3000</text:p>
      <text:p text:style-name="P156">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P118"># means that multiplicator * nbThreads tasks will be sent to each node</text:p>
      <text:p text:style-name="P156">jppf.load.balancing.<text:span text:style-name="T41">profile</text:span>.nodethreads_profile.multiplicator = 1</text:p>
      <text:p text:style-name="P44"/>
      <text:list xml:id="list100327639653346" text:continue-list="list100326921203826" text:style-name="Outline">
        <text:list-item>
          <text:list>
            <text:list-item>
              <text:list>
                <text:list-item>
                  <text:h text:style-name="P248"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00326695168190" text:continue-list="list100327670134401" text:style-name="List_20_1">
        <text:list-item>
          <text:p text:style-name="P215">location of jppf configuration (<text:span text:style-name="Code_20_char">-Djppf.config</text:span> or <text:span text:style-name="Code_20_char">-Djppf.config.plugin</text:span>)</text:p>
        </text:list-item>
        <text:list-item>
          <text:p text:style-name="P215">current directory</text:p>
        </text:list-item>
        <text:list-item>
          <text:p text:style-name="P215">environment variables</text:p>
        </text:list-item>
        <text:list-item>
          <text:p text:style-name="P215">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7">If a classpath element contains one or more spaces, the path(s) if defines must be surrounded with double quotes:</text:p>
      <text:p text:style-name="P117"/>
      <text:p text:style-name="Code_20_block">jppf.jvm.options = -Xmx512m -cp <text:span text:style-name="T120">"</text:span>dir with spaces/myJar1.jar<text:span text:style-name="T120">"</text:span> -cp NoSpaces/m<text:span text:style-name="T120">y</text:span>Jar2.jar</text:p>
      <text:list xml:id="list100326253452683" text:continue-list="list10032763965334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00326271769667" text:continue-list="list100326695168190" text:style-name="List_20_1">
        <text:list-item>
          <text:p text:style-name="P219">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9">for the same reason, the SSL configuration does not apply to a local node</text:p>
        </text:list-item>
      </text:list>
      <text:list xml:id="list100327107118022" text:continue-list="list10032625345268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00327980451319" text:continue-list="list100326271769667" text:style-name="List_20_1">
        <text:list-item>
          <text:p text:style-name="P219">the node establishes a specific connection to the server, dedicated to failure detection</text:p>
        </text:list-item>
        <text:list-item>
          <text:p text:style-name="P219">at connection time, a handshake protocol takes place, where the node communicates a unique id (UUID) to the server, that can be correlated to other connections for this node (i.e. job server and distributed class loader)</text:p>
        </text:list-item>
        <text:list-item>
          <text:p text:style-name="P219">at regular intervals (heartbeats), the server will send a very short message to the node, which it expects the node to acknowledge by sending a short response of its own</text:p>
        </text:list-item>
        <text:list-item>
          <text:p text:style-name="P219">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0">s</text:span> <text:span text:style-name="T90">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0">s</text:span> <text:span text:style-name="T90">to</text:span> 22222.</text:p>
      <text:p text:style-name="Code_20_block">jppf.recovery.server.port = 22222</text:p>
      <text:p text:style-name="P140"># Interval in milliseconds between two runs of the connection reaper.</text:p>
      <text:p text:style-name="P140"># Default<text:span text:style-name="T90">s</text:span> <text:span text:style-name="T90">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14">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100327941996415" text:continue-list="list100327107118022"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00326855663531" text:continue-numbering="true" text:style-name="Outline">
        <text:list-item>
          <text:list>
            <text:list-item>
              <text:list>
                <text:list-item>
                  <text:h text:style-name="P236"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7">jppf.redirect.out = /some/path/someFile.out.log</text:p>
      <text:p text:style-name="P125"># whether to append to an existing file or to create a new one</text:p>
      <text:p text:style-name="P167">jppf.redirect.out.append = false</text:p>
      <text:p text:style-name="P167"/>
      <text:p text:style-name="P125"># file on the file system where System.err is redirected</text:p>
      <text:p text:style-name="P167">jppf.redirect.err = /some/path/someFile.err.log</text:p>
      <text:p text:style-name="P125"># whether to append to an existing file or to create a new one</text:p>
      <text:p text:style-name="P167">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100328233000885" text:continue-numbering="true" text:style-name="Outline">
        <text:list-item>
          <text:list>
            <text:list-item>
              <text:list>
                <text:list-item>
                  <text:h text:style-name="P237"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40"># whether to resolve the <text:span text:style-name="T90">nodes</text:span>' ip addresses into host names</text:p>
      <text:p text:style-name="P140"><text:span text:style-name="T89"># d</text:span>efaults to true (resolve the addresses)</text:p>
      <text:p text:style-name="P189">org.jppf.resolve.addresses = true</text:p>
      <text:p text:style-name="P97"/>
      <text:list xml:id="list100327520970567" text:continue-numbering="true" text:style-name="Outline">
        <text:list-item>
          <text:list>
            <text:list-item>
              <text:h text:style-name="P230"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9">jppf.discovery.include.ipv4 = 192.168.1.<text:span text:style-name="T79">0/24</text:span></text:p>
      <text:p text:style-name="P179">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80">jppf.discovery.include.ipv4 = 192.168.1.-<text:span text:style-name="T79">127</text:span></text:p>
      <text:p text:style-name="P84"/>
      <text:p text:style-name="P86">or, in CIDR notation:</text:p>
      <text:p text:style-name="P86"/>
      <text:p text:style-name="P181">jppf.discovery.include.ipv4 = 192.168.1.0<text:span text:style-name="T79">/25</text:span></text:p>
      <text:p text:style-name="P85"/>
      <text:list xml:id="list100326488612247" text:continue-numbering="true" text:style-name="Outline">
        <text:list-item>
          <text:list>
            <text:list-item>
              <text:list>
                <text:list-item>
                  <text:h text:style-name="P248"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10032637818622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100326283681104"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100328089519573" text:continue-list="list100327980451319" text:style-name="List_20_1">
        <text:list-item>
          <text:p text:style-name="P22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5">during this maximum time, it will make multiple attempts to connect to the same driver. This covers the case when the driver is restarted in the mean time.</text:p>
        </text:list-item>
        <text:list-item>
          <text:p text:style-name="P225">after this maximum time has elapsed, it will attempt to auto-discover another driver, during a maximum time, specified via the configuration property "<text:span text:style-name="Code_20_char">jppf.discovery.timeout</text:span>" (in milliseconds)</text:p>
        </text:list-item>
        <text:list-item>
          <text:p text:style-name="P225">if the node still fails to reconnect after this timeout has expired, it will fall back to the driver manually specified in the node's configuration file</text:p>
        </text:list-item>
        <text:list-item>
          <text:p text:style-name="P225">the cycle starts again</text:p>
        </text:list-item>
      </text:list>
      <text:list xml:id="list100328036318177" text:continue-list="list100326283681104"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100327992440771" text:continue-list="list100328089519573" text:style-name="List_20_1">
        <text:list-item>
          <text:p text:style-name="P219">the node establishes a specific connection to the server, dedicated to failure detection</text:p>
        </text:list-item>
        <text:list-item>
          <text:p text:style-name="P219">at connection time, a handshake takes place, where the node communicates a unique id (UUID) to the server</text:p>
        </text:list-item>
        <text:list-item>
          <text:p text:style-name="P219">the node will then attempt to get a message from the server (“check” message).</text:p>
        </text:list-item>
        <text:list-item>
          <text:p text:style-name="P219">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62"><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100326912490854" text:continue-list="list100328036318177"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100327202050142" text:continue-numbering="true" text:style-name="Outline">
        <text:list-item>
          <text:list>
            <text:list-item>
              <text:list>
                <text:list-item>
                  <text:h text:style-name="Heading_20_3" text:outline-level="3">Node process configuration</text:h>
                </text:list-item>
              </text:list>
            </text:list-item>
          </text:list>
        </text:list-item>
      </text:list>
      <text:p text:style-name="P208">In the same way as for a server (see <text:a xlink:type="simple" xlink:href="#1.4.6.Server process configuration|outline" text:style-name="Internet_20_link" text:visited-style-name="Visited_20_Internet_20_Link"><text:span text:style-name="T121">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1">"dir with spaces</text:span>/myJar1.jar<text:span text:style-name="T122">" -cp </text:span>lib/myJar1.jar -Xmx512m</text:p>
      <text:list xml:id="list100326810956554"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00327262615085" text:continue-list="list100327992440771" text:style-name="List_20_1">
        <text:list-item>
          <text:p text:style-name="P219">if too many classes are loaded, the space reserved to the class definitions (permanent generation in Oracle JDK) will fill up and cause an “OutOfMemoryError: PermGen space”</text:p>
        </text:list-item>
        <text:list-item>
          <text:p text:style-name="P21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00326304632091" text:continue-list="list100326810956554" text:style-name="Outline">
        <text:list-item>
          <text:list>
            <text:list-item>
              <text:list>
                <text:list-item>
                  <text:h text:style-name="P238"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63"><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5">jppf.resource.cache.<text:span text:style-name="T58">enabled</text:span> = <text:span text:style-name="T58">true</text:span></text:p>
      <text:p text:style-name="P163"><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4">jppf.resource.cache.storage = file</text:p>
      <text:p text:style-name="P121"># root location of the file-persisted caches</text:p>
      <text:p text:style-name="P15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10032702799257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00326308033171" text:continue-numbering="true" text:style-name="Outline">
        <text:list-item>
          <text:list>
            <text:list-item>
              <text:list>
                <text:list-item>
                  <text:h text:style-name="P239"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4"># set the offline mode (false by default)</text:p>
      <text:p text:style-name="P166">jppf.node.offline = true</text:p>
      <text:p text:style-name="P42"/>
      <text:list xml:id="list100326973578187" text:continue-numbering="true" text:style-name="Outline">
        <text:list-item>
          <text:list>
            <text:list-item>
              <text:list>
                <text:list-item>
                  <text:h text:style-name="P250"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68"/>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100326544612887"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8"># <text:span text:style-name="T110">Full path to the java executable</text:span></text:p>
      <text:p text:style-name="P199">jppf.java.path = <text:span text:style-name="T110">&lt;path_to_</text:span>java_<text:span text:style-name="T110">executable&gt;</text:span></text:p>
      <text:p text:style-name="P149"># Linux example</text:p>
      <text:p text:style-name="P199">jppf.java.path = /<text:span text:style-name="T110">opt/jdk1.8.0/bin/java</text:span></text:p>
      <text:p text:style-name="P149"># Windows example</text:p>
      <text:p text:style-name="P200">jppf.java.path = C:/java/jdk1.7.0/bin/java.exe</text:p>
      <text:p text:style-name="P90"/>
      <text:p text:style-name="P113">This property is used in several situations:</text:p>
      <text:p text:style-name="P113"/>
      <text:list xml:id="list100326508503300" text:continue-list="list100327262615085" text:style-name="List_20_1">
        <text:list-item>
          <text:p text:style-name="P226">by the shell script from the node distribution that launches the node (startNode.sh or startNode.bat)</text:p>
        </text:list-item>
        <text:list-item>
          <text:p text:style-name="P226">by slave nodes when the property is specified as a configuration override, allowing to start a slave node with a different JVM than its master's</text:p>
        </text:list-item>
        <text:list-item>
          <text:p text:style-name="P226">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100327426387520" text:continue-list="list100326544612887" text:style-name="Outline">
        <text:list-item>
          <text:list>
            <text:list-item>
              <text:h text:style-name="P230"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5"><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6">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8"># priority assigned to all auto-discovered connections; defaults to 0</text:p>
      <text:p text:style-name="P128"># this is equivalent to "&lt;driver_name&gt;.jppf.priority" in manual network configuration</text:p>
      <text:p text:style-name="P170">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100326886436819" text:continue-numbering="true" text:style-name="Outline">
        <text:list-item>
          <text:list>
            <text:list-item>
              <text:list>
                <text:list-item>
                  <text:h text:style-name="P248"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2"># JMX connection pool size, defaults to 1</text:p>
      <text:p text:style-name="P188">driver-1.jppf.jmx.pool.size = 1</text:p>
      <text:p text:style-name="P18"/>
      <text:p text:style-name="P17">Priority</text:p>
      <text:p text:style-name="Standard"/>
      <text:p text:style-name="P118">#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10032652437891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2">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100326253894192"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0032777865439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7"># priority assigned to the local executor; defaults to 0</text:p>
      <text:p text:style-name="P127"># this is equivalent to "&lt;driver_name&gt;.jppf.priority" in manual network configuration</text:p>
      <text:p text:style-name="P169">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p text:style-name="Standard"/>
      <text:p text:style-name="P228"><text:span text:style-name="T19">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5.2/index.php?title=Custom_discovery_of_remote_drivers" text:style-name="Internet_20_link" text:visited-style-name="Visited_20_Internet_20_Link"><text:span text:style-name="T1">custom discovery mechanisms</text:span></text:a><text:span text:style-name="T1"> to work</text:span>.</text:p>
      <text:list xml:id="list100328068325056" text:continue-numbering="true" text:style-name="Outline">
        <text:list-item>
          <text:list>
            <text:list-item>
              <text:list>
                <text:list-item>
                  <text:h text:style-name="P25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7">manual</text:span></text:p>
      <text:p text:style-name="P118"># name of the set of parameter values (aka profile) to use for the algorithm</text:p>
      <text:p text:style-name="Code_20_block">jppf.load.balancing.<text:span text:style-name="T48">profile</text:span> = <text:span text:style-name="T86">jppf</text:span></text:p>
      <text:p text:style-name="P118"># "<text:span text:style-name="T88">jppf</text:span>" profile</text:p>
      <text:p text:style-name="P160">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00327035568753"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41"># whether to resolve the drivers' ip addresses into host names</text:p>
      <text:p text:style-name="P141"><text:span text:style-name="T89"># d</text:span>efaults to true (resolve the addresses)</text:p>
      <text:p text:style-name="Code_20_block">org.jppf.resolve.addresses = true</text:p>
      <text:list xml:id="list100328020288883" text:continue-numbering="true" text:style-name="Outline">
        <text:list-item>
          <text:list>
            <text:list-item>
              <text:list>
                <text:list-item>
                  <text:h text:style-name="P240"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3">jppf.admin.refresh.interval.stats = 1000</text:p>
      <text:p text:style-name="P173"/>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3">jppf.admin.refresh.interval.topology = 1000</text:p>
      <text:p text:style-name="P173"/>
      <text:p text:style-name="P130"># refresh interval for the JVM health panel in millis; defaults to <text:span text:style-name="T85">1</text:span>000</text:p>
      <text:p text:style-name="P130"># this is the interval between 2 successive runs of the task that refreshes</text:p>
      <text:p text:style-name="P130"># the JVM health via JMX requests</text:p>
      <text:p text:style-name="P173">jppf.admin.refresh.interval.health = <text:span text:style-name="T85">1</text:span>000</text:p>
      <text:p text:style-name="P173"/>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3">jppf.gui.publish.period = 1000</text:p>
      <text:p text:style-name="P174"/>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3">jppf.gui.publish.mode = immediate_notifications</text:p>
      <text:p text:style-name="P76"/>
      <text:list xml:id="list100328361648920" text:continue-numbering="true" text:style-name="Outline">
        <text:list-item>
          <text:list>
            <text:list-item>
              <text:list>
                <text:list-item>
                  <text:h text:style-name="P248"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8"># Whether to display the animated splash screen at console startup, defaults to false</text:p>
      <text:p text:style-name="Code_20_block">jppf.ui.splash = true</text:p>
      <text:p text:style-name="P118"># The fixed text displayed at center of the window</text:p>
      <text:p text:style-name="P207">jppf.ui.splash.message = The JPPF Admin Console is starting ...</text:p>
      <text:p text:style-name="P151"># The message's font color, expressed as an rgb or rgba value. If alpha is not</text:p>
      <text:p text:style-name="P118"># specified, it is assumed to be 255 (fully opaque).</text:p>
      <text:p text:style-name="P118"># Examples: 255, 233, 127 (opaque) | 255, 233, 127, 128 (semi-transparent<text:span text:style-name="T123">)</text:span></text:p>
      <text:p text:style-name="Code_20_block">jppf.ui.splash.message.color = 64, 64, 128</text:p>
      <text:p text:style-name="P152"># <text:span text:style-name="T112">One or more </text:span>paths to the images displayed in a rolling sequence (like a slide show)</text:p>
      <text:p text:style-name="P118">#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3">5</text:span>00</text:p>
      <text:p text:style-name="P76"/>
      <text:p text:style-name="P76"/>
      <text:list xml:id="list100326998879050" text:continue-numbering="true" text:style-name="Outline">
        <text:list-item>
          <text:list>
            <text:list-item>
              <text:h text:style-name="P232" text:outline-level="2">Common configuration properties</text:h>
              <text:list>
                <text:list-item>
                  <text:h text:style-name="P241"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00327060501597" text:continue-numbering="true" text:style-name="Outline">
        <text:list-item>
          <text:list>
            <text:list-item>
              <text:list>
                <text:list-item>
                  <text:h text:style-name="P242"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7"><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7"><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100327431528217" text:continue-numbering="true" text:style-name="Outline">
        <text:list-item>
          <text:list>
            <text:list-item>
              <text:list>
                <text:list-item>
                  <text:h text:style-name="P243"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4"># Timeout in millis for JMX requests. Defaults to Long.MAX_VALUE (2^63 - 1)</text:p>
      <text:p text:style-name="P192">jppf.jmx.request.timeout = $script{ java.lang.Long.MAX_VALUE }$</text:p>
      <text:list xml:id="list100328274462334" text:continue-numbering="true" text:style-name="Outline">
        <text:list-item>
          <text:list>
            <text:list-item>
              <text:list>
                <text:list-item>
                  <text:h text:style-name="P244"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8">jppf.socket.buffer.size = 65536</text:p>
      <text:p text:style-name="P133"/>
      <text:p text:style-name="P133"># Size of temporary buffers (including direct buffers) used in I/O transfers</text:p>
      <text:p text:style-name="P133"># Defaults to 32768 and must be in range [1024, 1024*1024]</text:p>
      <text:p text:style-name="P178">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8">jppf.temp.buffer.pool.size = 200</text:p>
      <text:p text:style-name="P133"/>
      <text:p text:style-name="P133"># Size of temporary buffer pool for reading lengths as ints (size of each buffer is 4)</text:p>
      <text:p text:style-name="P133"># Defaults to 100 and must be in range [1, 2048]</text:p>
      <text:p text:style-name="P178">jppf.length.buffer.pool.size = 100</text:p>
      <text:p text:style-name="P79"/>
      <text:p text:style-name="P79"/>
      <text:list xml:id="list100328213322120" text:continue-numbering="true" text:style-name="Outline">
        <text:list-item>
          <text:list>
            <text:list-item>
              <text:h text:style-name="P233"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00326922041120" text:continue-numbering="true" text:style-name="Outline">
        <text:list-item>
          <text:list>
            <text:list-item>
              <text:list>
                <text:list-item>
                  <text:h text:style-name="P245"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B1DF9215F848191A.gif" xlink:type="simple" xlink:show="embed" xlink:actuate="onLoad"/></draw:frame></text:p>
      <text:p text:style-name="P63">Let's state plainly the components involved and their relationships:</text:p>
      <text:list xml:id="list100327900693569" text:continue-list="list100326508503300" text:style-name="List_20_1">
        <text:list-item>
          <text:p text:style-name="P227">there are one client, two servers (server1 and server2) and two nodes (node1 and node2)</text:p>
        </text:list-item>
        <text:list-item>
          <text:p text:style-name="P227">the client is connected to both servers</text:p>
        </text:list-item>
        <text:list-item>
          <text:p text:style-name="P227">each server is connected to the other server</text:p>
        </text:list-item>
        <text:list-item>
          <text:p text:style-name="P227">node1 is connected to server1</text:p>
        </text:list-item>
        <text:list-item>
          <text:p text:style-name="P227">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00327094008906" text:continue-list="list100326922041120" text:style-name="Outline">
        <text:list-item>
          <text:list>
            <text:list-item>
              <text:list>
                <text:list-item>
                  <text:h text:style-name="P246"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5136230EEBE7B611.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100326727156761" text:continue-numbering="true" text:style-name="Outline">
        <text:list-item>
          <text:list>
            <text:list-item>
              <text:list>
                <text:list-item>
                  <text:h text:style-name="P247"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527C0730B09C9A9B.gif" xlink:type="simple" xlink:show="embed" xlink:actuate="onLoad"/></draw:frame></text:p>
      <text:p text:style-name="P65"/>
      <text:list xml:id="list100327510943094" text:continue-numbering="true" text:style-name="Outline">
        <text:list-item>
          <text:list>
            <text:list-item>
              <text:h text:style-name="P230"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0032794089188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8"># Enable SSL <text:span text:style-name="T83">for auto-dsicovered drivers</text:span>. Default value is false (disabled).</text:p>
      <text:p text:style-name="P118">#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8"># disable discovery</text:p>
      <text:p text:style-name="P183">jppf.discovery.enabled = false</text:p>
      <text:p text:style-name="P138"># mnaually specifiy two drivers</text:p>
      <text:p text:style-name="P183">jppf.drivers = driver1 driver2</text:p>
      <text:p text:style-name="P184"/>
      <text:p text:style-name="P139"># define secure connectivity to driver1</text:p>
      <text:p text:style-name="P183">driver1.jppf.server.host = secure_host</text:p>
      <text:p text:style-name="P183">driver1.jppf.server.port = 11443</text:p>
      <text:p text:style-name="P138"># secure connections are made to this driver</text:p>
      <text:p text:style-name="P185">driver1.jppf.ssl.enabled = true</text:p>
      <text:p text:style-name="P184"/>
      <text:p text:style-name="P139"># define non-secure connectivity to driver2</text:p>
      <text:p text:style-name="P183">driver2.jppf.server.host = non_secure_host</text:p>
      <text:p text:style-name="P183">driver2.jppf.server.port = 11111</text:p>
      <text:p text:style-name="P138"># the default value is false and needs not be specified</text:p>
      <text:p text:style-name="P138">#driver2.jppf.ssl.enabled = false</text:p>
      <text:list xml:id="list100327459429090" text:continue-numbering="true" text:style-name="Outline">
        <text:list-item>
          <text:list>
            <text:list-item>
              <text:list>
                <text:list-item>
                  <text:list>
                    <text:list-item>
                      <text:h text:style-name="P252"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7"># Enable SSL. Default value is false (disabled).</text:p>
      <text:p text:style-name="P137"># If enabled, only SSL/TLS connections are established</text:p>
      <text:p text:style-name="P182">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10032776004992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0"/>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19">-1</text:span></text:p>
      <text:p text:style-name="P118">#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10032832338823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0032811225882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0032818847328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0032809020224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0032668023002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0032725545024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0032664534735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0032635343551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10032757398639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0032759346398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100327970263087" text:continue-numbering="true" text:style-name="Outline">
        <text:list-item>
          <text:list>
            <text:list-item>
              <text:list>
                <text:list-item>
                  <text:list>
                    <text:list-item>
                      <text:h text:style-name="P253"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2"># specify that a separate trust store must be used for client certificates</text:p>
      <text:p text:style-name="P161"><text:span text:style-name="T36">jppf.ssl.client.distinct.truststore = true</text:span><text:span text:style-name="T26"> <text:s/></text:span></text:p>
      <text:p text:style-name="P123"><text:s text:c="2"/></text:p>
      <text:p text:style-name="P161"><text:span text:style-name="T26"># path to the </text:span><text:span text:style-name="T29">client </text:span><text:span text:style-name="T26">trust store on the file system</text:span></text:p>
      <text:p text:style-name="P161">jppf.ssl.<text:span text:style-name="T49">client</text:span>.truststore.file = config/ssl/truststore_<text:span text:style-name="T49">cli</text:span>.ks</text:p>
      <text:p text:style-name="P123"># an implementation of Callable&lt;InputStream&gt; with optional space-separated arguments</text:p>
      <text:p text:style-name="P161">jppf.ssl.<text:span text:style-name="T49">client</text:span>.truststore.source = o.j.s.FileStoreSource config/ssl/truststore_<text:span text:style-name="T49">cli.</text:span>ks</text:p>
      <text:p text:style-name="P161"/>
      <text:p text:style-name="P123"># keystore password in clear text</text:p>
      <text:p text:style-name="P161">jppf.ssl.<text:span text:style-name="T49">client</text:span>.truststore.password = password</text:p>
      <text:p text:style-name="P123"># keystore password from an arbitrary source</text:p>
      <text:p text:style-name="P123"># the source is an implementation of Callable&lt;char[]&gt; with opptional parameters</text:p>
      <text:p text:style-name="P191">jppf.ssl.client.truststore.password.source = org.jppf.ssl.PlainTextPassword password</text:p>
      <text:p text:style-name="P143"/>
      <text:p text:style-name="P143"># the format to use for the <text:span text:style-name="T94">client </text:span>trust store. When unspecified, it defaults to</text:p>
      <text:p text:style-name="P143"># <text:span text:style-name="T94">the </text:span>value of KeyStore.getDefaultType(). For instance on the Oracle JVM it will</text:p>
      <text:p text:style-name="P143"># be 'JKS', on Android's Dalvik it will be BKS, etc. </text:p>
      <text:p text:style-name="P191">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100328239499456"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3">key store format</text:span></text:p>
      <text:p text:style-name="P190">jppf.ssl.keystore.<text:span text:style-name="T93">type</text:span> = <text:span text:style-name="T93">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3">trust store format</text:span></text:p>
      <text:p text:style-name="P190">jppf.ssl.<text:span text:style-name="T93">trust</text:span>store.<text:span text:style-name="T93">type</text:span> = <text:span text:style-name="T93">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5"/>
      <text:list xml:id="list100326389103656" text:continue-numbering="true" text:style-name="Outline">
        <text:list-item>
          <text:list>
            <text:list-item>
              <text:h text:style-name="P234"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4">public class TypedProperties extends Properties {</text:p>
      <text:p text:style-name="P194"><text:s text:c="2"/><text:span text:style-name="T26">// constructors</text:span></text:p>
      <text:p text:style-name="P194"><text:s text:c="2"/>public TypedProperties()</text:p>
      <text:p text:style-name="P194"><text:s text:c="2"/><text:span text:style-name="T26">// initialize with existing key/value pairs from a map</text:span></text:p>
      <text:p text:style-name="P194"><text:s text:c="2"/>public TypedProperties(Map&lt;Object, Object&gt; map)</text:p>
      <text:p text:style-name="P194"><text:s text:c="2"/><text:span text:style-name="T26">// string properties</text:span></text:p>
      <text:p text:style-name="P194"><text:s text:c="2"/>public String getString(String key)</text:p>
      <text:p text:style-name="P194"><text:s text:c="2"/>public String getString(String key, String defValue)</text:p>
      <text:p text:style-name="P194"><text:s text:c="2"/>public TypedProperties<text:span text:style-name="T100"> s</text:span>etString(String key, <text:span text:style-name="T100">String value</text:span>)</text:p>
      <text:p text:style-name="P194"><text:s text:c="2"/><text:span text:style-name="T26">// int properties</text:span></text:p>
      <text:p text:style-name="P194"><text:s text:c="2"/>public int getInt(String key)</text:p>
      <text:p text:style-name="P194"><text:s text:c="2"/>public int getInt(String key, int defValue)</text:p>
      <text:p text:style-name="P194"><text:s text:c="2"/>public TypedProperties <text:span text:style-name="T100">s</text:span>etInt(String key, <text:span text:style-name="T100">int value</text:span>)</text:p>
      <text:p text:style-name="P194"><text:s text:c="2"/><text:span text:style-name="T26">// long properties</text:span></text:p>
      <text:p text:style-name="P194"><text:s text:c="2"/>public long getLong(String key)</text:p>
      <text:p text:style-name="P194"><text:s text:c="2"/>public long getLong(String key, long defValue)</text:p>
      <text:p text:style-name="P194"><text:s text:c="2"/>public TypedProperties <text:span text:style-name="T100">s</text:span>etLong(String key, <text:span text:style-name="T100">long value</text:span>)</text:p>
      <text:p text:style-name="P194"><text:s text:c="2"/><text:span text:style-name="T26">// float properties</text:span></text:p>
      <text:p text:style-name="P194"><text:s text:c="2"/>public float getFloat(String key)</text:p>
      <text:p text:style-name="P194"><text:s text:c="2"/>public float getFloat(String key, float defValue)</text:p>
      <text:p text:style-name="P194"><text:s text:c="2"/>public TypedProperties <text:span text:style-name="T100">s</text:span>etFloat(String key, <text:span text:style-name="T100">float value</text:span>)</text:p>
      <text:p text:style-name="P194"><text:s text:c="2"/><text:span text:style-name="T26">// double properties</text:span></text:p>
      <text:p text:style-name="P194"><text:s text:c="2"/>public double getDouble(String key)</text:p>
      <text:p text:style-name="P194"><text:s text:c="2"/>public double getDouble(String key, double defValue)</text:p>
      <text:p text:style-name="P194"><text:s text:c="2"/>public TypedProperties <text:span text:style-name="T100">s</text:span>etDouble(String key, double <text:span text:style-name="T100">value</text:span>)</text:p>
      <text:p text:style-name="P194"><text:s text:c="2"/><text:span text:style-name="T26">// </text:span><text:span text:style-name="T32">char</text:span><text:span text:style-name="T26"> properties</text:span></text:p>
      <text:p text:style-name="P194"><text:s text:c="2"/>public <text:span text:style-name="T116">char</text:span> get<text:span text:style-name="T100">Char</text:span>(String key)</text:p>
      <text:p text:style-name="P205"><text:s text:c="2"/>public <text:span text:style-name="T116">char</text:span> get<text:span text:style-name="T100">Char</text:span>(String key, <text:span text:style-name="T100">char</text:span> defValue)</text:p>
      <text:p text:style-name="P194"><text:s text:c="2"/>public TypedProperties <text:span text:style-name="T100">s</text:span>et<text:span text:style-name="T100">Char</text:span>(String key, <text:span text:style-name="T100">char value</text:span>)</text:p>
      <text:p text:style-name="P194"><text:s text:c="2"/><text:span text:style-name="T26">// boolean properties</text:span></text:p>
      <text:p text:style-name="P194"><text:s text:c="2"/>public boolean getBoolean(String key)</text:p>
      <text:p text:style-name="P194"><text:s text:c="2"/>public boolean getBoolean(String key, boolean defValue)</text:p>
      <text:p text:style-name="P194"><text:s text:c="2"/>public TypedProperties <text:span text:style-name="T100">s</text:span>etBoolean(String key, <text:span text:style-name="T100">boolean value</text:span>)</text:p>
      <text:p text:style-name="P194"><text:s text:c="2"/><text:span text:style-name="T26">// </text:span><text:span text:style-name="T32">File</text:span><text:span text:style-name="T26"> properties</text:span></text:p>
      <text:p text:style-name="P194"><text:s text:c="2"/>public <text:span text:style-name="T100">File</text:span> get<text:span text:style-name="T100">File</text:span>(String key)</text:p>
      <text:p text:style-name="P194"><text:s text:c="2"/>public <text:span text:style-name="T100">File</text:span> get<text:span text:style-name="T100">File</text:span>(String key, <text:span text:style-name="T100">File</text:span> defValue)</text:p>
      <text:p text:style-name="P194"><text:s text:c="2"/>public TypedProperties <text:span text:style-name="T100">s</text:span>et<text:span text:style-name="T100">File</text:span>(String key, <text:span text:style-name="T100">File value</text:span>)</text:p>
      <text:p text:style-name="P194">}</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8">// get the configuration <text:span text:style-name="T103">and </text:span>set the connection properties programmatically</text:p>
      <text:p text:style-name="P195">JPPFConfiguration.getProperties().set<text:span text:style-name="T102">Boolean</text:span>("jppf.discovery.enabled", false)</text:p>
      <text:p text:style-name="P194"><text:s text:c="2"/>.set<text:span text:style-name="T102">String</text:span>("jppf.drivers", "driver1")</text:p>
      <text:p text:style-name="P194"><text:s text:c="2"/>.set<text:span text:style-name="T102">String</text:span>("driver1.jppf.server.host", "www.myhost.com")</text:p>
      <text:p text:style-name="P194"><text:s text:c="2"/>.set<text:span text:style-name="T102">Int</text:span>("driver1.jppf.server.port", 11111);</text:p>
      <text:p text:style-name="P150">// now our configuration will be used</text:p>
      <text:p text:style-name="P194">JPPFClient client = new JPPFClient();</text:p>
      <text:p text:style-name="P15"/>
      <text:list xml:id="list100326722074079" text:continue-numbering="true" text:style-name="Outline">
        <text:list-item>
          <text:list>
            <text:list-item>
              <text:list>
                <text:list-item>
                  <text:h text:style-name="P248"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6"><text:s text:c="2"/><text:span text:style-name="T26">// Get the aliases for this property, that is, other names it may be known as,</text:span></text:p>
      <text:p text:style-name="P196"><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201"/>
      <text:p text:style-name="P201"><text:s text:c="2"/><text:span text:style-name="T26">// Return </text:span><text:span text:style-name="T33">a concise localized description of the property</text:span></text:p>
      <text:p text:style-name="P201"><text:s text:c="2"/><text:span text:style-name="T114">String</text:span> <text:span text:style-name="T114">getDocumentation</text:span>();</text:p>
      <text:p text:style-name="P201">}</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7">System.out.prin<text:span text:style-name="T106">t</text:span>f("name: %s, default: %s, type: %s%n",</text:p>
      <text:p text:style-name="P197"><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8"><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12"><text:a xlink:type="simple" xlink:href="http://www.jppf.org/javadoc/5.2/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202"><text:span text:style-name="T115">port</text:span> = JPPFConfiguration.getProperties<text:span text:style-name="T109">()</text:span>.get(JPPFProperties.SERVER_PORT);</text:p>
      <text:p text:style-name="P202"><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4">import static org.jppf.utils.configuration.JPPFProperties.*;</text:p>
      <text:p text:style-name="P203"/>
      <text:p text:style-name="P203">...</text:p>
      <text:p text:style-name="P203"/>
      <text:p text:style-name="P203">int nbThreads = JPPFConfiguration.get(PROCESSING_THREADS);</text:p>
      <text:p text:style-name="P203">JPPFConfiguration.set(DISCOVERY_ENABLED, true).set(POOL_SIZE, 5)</text:p>
      <text:p text:style-name="P203"><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9H19M13S</meta:editing-duration>
    <meta:editing-cycles>426</meta:editing-cycles>
    <meta:generator>LibreOffice/5.1.3.2$Windows_x86 LibreOffice_project/644e4637d1d8544fd9f56425bd6cec110e49301b</meta:generator>
    <meta:creation-date>2009-09-06T09:04:15.91</meta:creation-date>
    <dc:date>2016-09-30T09:55:09.554000000</dc:date>
    <meta:document-statistic meta:table-count="0" meta:image-count="5" meta:object-count="0" meta:page-count="32" meta:paragraph-count="973" meta:word-count="12989" meta:character-count="86572" meta:non-whitespace-character-count="7430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